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fa05" officeooo:paragraph-rsid="0009fa05"/>
    </style:style>
    <style:style style:name="P2" style:family="paragraph" style:parent-style-name="Standard">
      <style:text-properties officeooo:rsid="0009fa05" officeooo:paragraph-rsid="000aabd5"/>
    </style:style>
    <style:style style:name="P3" style:family="paragraph" style:parent-style-name="Standard">
      <style:text-properties officeooo:rsid="000aabd5" officeooo:paragraph-rsid="000aabd5"/>
    </style:style>
    <style:style style:name="P4" style:family="paragraph" style:parent-style-name="Standard">
      <style:text-properties officeooo:rsid="000aabd5" officeooo:paragraph-rsid="000bef47"/>
    </style:style>
    <style:style style:name="P5" style:family="paragraph" style:parent-style-name="Standard">
      <style:paragraph-properties fo:text-align="justify" style:justify-single-word="false"/>
      <style:text-properties officeooo:rsid="000aabd5" officeooo:paragraph-rsid="000aabd5"/>
    </style:style>
    <style:style style:name="P6" style:family="paragraph" style:parent-style-name="Standard">
      <style:text-properties officeooo:rsid="000bef47" officeooo:paragraph-rsid="000bef47"/>
    </style:style>
    <style:style style:name="P7" style:family="paragraph" style:parent-style-name="Standard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ce298" officeooo:paragraph-rsid="000ce298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abd5" officeooo:paragraph-rsid="000aabd5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9pt" fo:font-weight="normal" officeooo:paragraph-rsid="00129eb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Liberation Mono" fo:font-size="9pt" officeooo:paragraph-rsid="0009fa05" style:font-size-asian="9pt" style:font-size-complex="9pt"/>
    </style:style>
    <style:style style:name="P13" style:family="paragraph" style:parent-style-name="Table_20_Contents">
      <style:text-properties style:font-name="Liberation Mono" fo:font-size="9pt" officeooo:paragraph-rsid="000aabd5" style:font-size-asian="9pt" style:font-size-complex="9pt"/>
    </style:style>
    <style:style style:name="P14" style:family="paragraph" style:parent-style-name="Table_20_Contents">
      <style:text-properties style:font-name="Liberation Mono" fo:font-size="9pt" officeooo:paragraph-rsid="000bef47" style:font-size-asian="9pt" style:font-size-complex="9pt"/>
    </style:style>
    <style:style style:name="T1" style:family="text">
      <style:text-properties officeooo:rsid="0009fa05"/>
    </style:style>
    <style:style style:name="T2" style:family="text">
      <style:text-properties fo:font-variant="normal" fo:text-transform="none" fo:color="#323232" fo:font-size="10.5pt" fo:letter-spacing="normal" fo:font-style="normal" fo:font-weight="normal"/>
    </style:style>
    <style:style style:name="T3" style:family="text">
      <style:text-properties fo:font-variant="normal" fo:text-transform="none" fo:color="#323232" fo:letter-spacing="normal" fo:font-style="normal" fo:font-weight="normal"/>
    </style:style>
    <style:style style:name="T4" style:family="text">
      <style:text-properties fo:font-variant="normal" fo:text-transform="none" style:font-name="Menlo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officeooo:rsid="000aabd5"/>
    </style:style>
    <style:style style:name="T8" style:family="text">
      <style:text-properties officeooo:rsid="000bef4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Activación del módulo mod_rewrite de Apache</text:p>
      <text:p text:style-name="P1"/>
      <text:p text:style-name="P1">Para activar el mod_rewrite de apache <text:s/>hacer lo siguiente: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text:span text:style-name="T1">$ </text:span><text:span text:style-name="T3">sudo a2enmod rewrite</text:span></text:p>
          </table:table-cell>
        </table:table-row>
      </table:table>
      <text:p text:style-name="P1"/>
      <text:p text:style-name="P1">Se reinicia el servicio de Apache para cargar el módulo con el siguiente comando: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<text:span text:style-name="T1">$ </text:span><text:span text:style-name="T3">sudo systemctl restart apache2</text:span></text:p>
          </table:table-cell>
        </table:table-row>
      </table:table>
      <text:p text:style-name="P1"/>
      <text:p text:style-name="P5">Luego nos vamos a editar el archivo de configuración de Apache apache2.conf, con el siguiente comando:</text:p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<text:span text:style-name="T7">$ </text:span><text:span text:style-name="T6">sudo nano /etc/apache2/apache2.conf</text:span></text:p>
          </table:table-cell>
        </table:table-row>
      </table:table>
      <text:p text:style-name="P9"/>
      <text:p text:style-name="P9"><text:span text:style-name="T9">NOTA</text:span>: También puedes hacer uso del editor de texto de tu preferencia.</text:p>
      <text:p text:style-name="P3"/>
      <text:p text:style-name="P6">En la sección donde encuentra la línea </text:p>
      <text:p text:style-name="P6"/>
      <table:table table:name="Tabla3" table:style-name="Tabla3">
        <table:table-column table:style-name="Tabla3.A"/>
        <table:table-row>
          <table:table-cell table:style-name="Tabla3.A1" office:value-type="string">
            <text:p text:style-name="P14">&lt;Directory&gt;</text:p>
          </table:table-cell>
        </table:table-row>
      </table:table>
      <text:p text:style-name="P6"/>
      <text:p text:style-name="P6">Al final de esta sección agregaremos las siguientes líneas:</text:p>
      <text:p text:style-name="P4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&lt;Directory /var/www/html&gt; <text:line-break/> <text:s text:c="6"/>Options Indexes FollowSymLinks <text:line-break/> <text:s text:c="6"/>AllowOverride All <text:line-break/> <text:s text:c="6"/>Order allow,deny <text:line-break/> <text:s text:c="6"/>allow from all <text:line-break/>&lt;/Directory&gt;</text:p>
          </table:table-cell>
        </table:table-row>
      </table:table>
      <text:p text:style-name="P4"/>
      <text:p text:style-name="P5">Ahora <text:span text:style-name="T8">bien, </text:span>en el directorio del index principal de nuestra web, crear un archivo nuevo que se llamará .htaccess, y en el es<text:span text:style-name="T8">cribiremos las siguientes líneas:</text:span>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># Se indica a Apache2 para que habilite la reescritura de URL's para este directorio.</text:p>
            <text:p text:style-name="P10">RewriteEngine on</text:p>
            <text:p text:style-name="P10"/>
            <text:p text:style-name="P10"># Se ignoran todas las solicitudes hechas a directorios reales dentro de este directorio.</text:p>
            <text:p text:style-name="P10">RewriteCond %{REQUEST_FILENAME} !-d</text:p>
            <text:p text:style-name="P10"/>
            <text:p text:style-name="P10"># Se ignoran todas las solicitudes hechas a archivos reales dentro de este directorio.</text:p>
            <text:p text:style-name="P10">RewriteCond %{REQUEST_FILENAME} !-f</text:p>
            <text:p text:style-name="P10"/>
            <text:p text:style-name="P10"># Retransmite todas las solicitudes de direcciones al archivo index.php</text:p>
            <text:p text:style-name="P7">RewriteRule ^.*$ /ecomod/index.php [L]</text:p>
          </table:table-cell>
        </table:table-row>
      </table:table>
      <text:p text:style-name="P3"/>
      <text:p text:style-name="P8"><text:soft-page-break/>Con esto será suficiente para iniciar la centralización de peticiones a nuestro servidor de cualquier recurso o página web al index principal de nuestra aplicación web.</text:p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41:15.599414499</meta:creation-date>
    <dc:date>2020-02-19T17:09:20.826128036</dc:date>
    <meta:editing-duration>PT17M54S</meta:editing-duration>
    <meta:editing-cycles>9</meta:editing-cycles>
    <meta:generator>LibreOffice/6.1.5.2$Linux_X86_64 LibreOffice_project/10$Build-2</meta:generator>
    <meta:document-statistic meta:table-count="6" meta:image-count="0" meta:object-count="0" meta:page-count="2" meta:paragraph-count="22" meta:word-count="217" meta:character-count="1485" meta:non-whitespace-character-count="1255"/>
  </office:meta>
</office:document-meta>
</file>